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number-columns-repeated="6" table:default-cell-style-name="Default"/>
        <table:table-column table:style-name="co2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13" office:value-type="float" office:value="85" calcext:value-type="float">
            <text:p>85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12" office:value-type="float" office:value="76" calcext:value-type="float">
            <text:p>76</text:p>
          </table:table-cell>
          <table:table-cell table:number-columns-repeated="11" office:value-type="float" office:value="87" calcext:value-type="float">
            <text:p>87</text:p>
          </table:table-cell>
          <table:table-cell table:number-columns-repeated="12" office:value-type="float" office:value="86" calcext:value-type="float">
            <text:p>8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10" office:value-type="float" office:value="55" calcext:value-type="float">
            <text:p>55</text:p>
          </table:table-cell>
          <table:table-cell table:number-columns-repeated="12" office:value-type="float" office:value="56" calcext:value-type="float">
            <text:p>56</text:p>
          </table:table-cell>
          <table:table-cell table:number-columns-repeated="5" office:value-type="float" office:value="89" calcext:value-type="float">
            <text:p>89</text:p>
          </table:table-cell>
          <table:table-cell/>
          <table:table-cell table:formula="of:=AVERAGE([.B1:.CV1])" office:value-type="float" office:value="69.4848484848485" calcext:value-type="float">
            <text:p>69.4848484848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7" office:value-type="float" office:value="71" calcext:value-type="float">
            <text:p>71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5" office:value-type="float" office:value="64" calcext:value-type="float">
            <text:p>64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8" office:value-type="float" office:value="53" calcext:value-type="float">
            <text:p>53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3" office:value-type="float" office:value="54" calcext:value-type="float">
            <text:p>54</text:p>
          </table:table-cell>
          <table:table-cell/>
          <table:table-cell table:formula="of:=AVERAGE([.B2:.CV2])" office:value-type="float" office:value="50.9090909090909" calcext:value-type="float">
            <text:p>50.9090909091</text:p>
          </table:table-cell>
        </table:table-row>
        <table:table-row table:style-name="ro1">
          <table:table-cell/>
          <table:table-cell table:number-columns-repeated="5" office:value-type="float" office:value="55" calcext:value-type="float">
            <text:p>5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12" office:value-type="float" office:value="60" calcext:value-type="float">
            <text:p>60</text:p>
          </table:table-cell>
          <table:table-cell table:number-columns-repeated="8" office:value-type="float" office:value="97" calcext:value-type="float">
            <text:p>97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8" office:value-type="float" office:value="48" calcext:value-type="float">
            <text:p>48</text:p>
          </table:table-cell>
          <table:table-cell table:number-columns-repeated="7" office:value-type="float" office:value="70" calcext:value-type="float">
            <text:p>70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4" office:value-type="float" office:value="42" calcext:value-type="float">
            <text:p>42</text:p>
          </table:table-cell>
          <table:table-cell/>
          <table:table-cell table:formula="of:=AVERAGE([.B3:.CV3])" office:value-type="float" office:value="51.5959595959596" calcext:value-type="float">
            <text:p>51.595959596</text:p>
          </table:table-cell>
        </table:table-row>
        <table:table-row table:style-name="ro1">
          <table:table-cell/>
          <table:table-cell table:number-columns-repeated="4" office:value-type="float" office:value="44" calcext:value-type="float">
            <text:p>44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6" office:value-type="float" office:value="55" calcext:value-type="float">
            <text:p>55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7" office:value-type="float" office:value="53" calcext:value-type="float">
            <text:p>53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/>
          <table:table-cell table:formula="of:=AVERAGE([.B4:.CV4])" office:value-type="float" office:value="48.2929292929293" calcext:value-type="float">
            <text:p>48.2929292929</text:p>
          </table:table-cell>
        </table:table-row>
        <table:table-row table:style-name="ro1">
          <table:table-cell/>
          <table:table-cell table:number-columns-repeated="3" office:value-type="float" office:value="61" calcext:value-type="float">
            <text:p>6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41" calcext:value-type="float">
            <text:p>4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7" office:value-type="float" office:value="60" calcext:value-type="float">
            <text:p>6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6" office:value-type="float" office:value="58" calcext:value-type="float">
            <text:p>58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11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AVERAGE([.B5:.CV5])" office:value-type="float" office:value="54.3838383838384" calcext:value-type="float">
            <text:p>54.3838383838</text:p>
          </table:table-cell>
        </table:table-row>
        <table:table-row table:style-name="ro1">
          <table:table-cell/>
          <table:table-cell table:number-columns-repeated="6" office:value-type="float" office:value="41" calcext:value-type="float">
            <text:p>41</text:p>
          </table:table-cell>
          <table:table-cell table:number-columns-repeated="6" office:value-type="float" office:value="59" calcext:value-type="float">
            <text:p>59</text:p>
          </table:table-cell>
          <table:table-cell table:number-columns-repeated="7" office:value-type="float" office:value="76" calcext:value-type="float">
            <text:p>76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5" office:value-type="float" office:value="92" calcext:value-type="float">
            <text:p>92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53" calcext:value-type="float">
            <text:p>53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7" office:value-type="float" office:value="46" calcext:value-type="float">
            <text:p>46</text:p>
          </table:table-cell>
          <table:table-cell/>
          <table:table-cell table:formula="of:=AVERAGE([.B6:.CV6])" office:value-type="float" office:value="55.3838383838384" calcext:value-type="float">
            <text:p>55.3838383838</text:p>
          </table:table-cell>
        </table:table-row>
        <table:table-row table:style-name="ro1">
          <table:table-cell/>
          <table:table-cell table:number-columns-repeated="7" office:value-type="float" office:value="29" calcext:value-type="float">
            <text:p>29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" office:value-type="float" office:value="58" calcext:value-type="float">
            <text:p>58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6" office:value-type="float" office:value="49" calcext:value-type="float">
            <text:p>49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6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AVERAGE([.B7:.CV7])" office:value-type="float" office:value="51.3333333333333" calcext:value-type="float">
            <text:p>51.3333333333</text:p>
          </table:table-cell>
        </table:table-row>
        <table:table-row table:style-name="ro1">
          <table:table-cell/>
          <table:table-cell table:number-columns-repeated="6" office:value-type="float" office:value="52" calcext:value-type="float">
            <text:p>5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6" office:value-type="float" office:value="62" calcext:value-type="float">
            <text:p>62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table:formula="of:=AVERAGE([.B8:.CV8])" office:value-type="float" office:value="55.7878787878788" calcext:value-type="float">
            <text:p>55.7878787879</text:p>
          </table:table-cell>
        </table:table-row>
        <table:table-row table:style-name="ro1">
          <table:table-cell/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6" office:value-type="float" office:value="38" calcext:value-type="float">
            <text:p>38</text:p>
          </table:table-cell>
          <table:table-cell table:number-columns-repeated="6"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6" office:value-type="float" office:value="37" calcext:value-type="float">
            <text:p>37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93" calcext:value-type="float">
            <text:p>93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table:formula="of:=AVERAGE([.B9:.CV9])" office:value-type="float" office:value="54.7272727272727" calcext:value-type="float">
            <text:p>54.7272727273</text:p>
          </table:table-cell>
        </table:table-row>
        <table:table-row table:style-name="ro1">
          <table:table-cell/>
          <table:table-cell table:number-columns-repeated="5" office:value-type="float" office:value="44" calcext:value-type="float">
            <text:p>44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7" office:value-type="float" office:value="78" calcext:value-type="float">
            <text:p>78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7" office:value-type="float" office:value="51" calcext:value-type="float">
            <text:p>5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7" office:value-type="float" office:value="76" calcext:value-type="float">
            <text:p>76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/>
          <table:table-cell table:formula="of:=AVERAGE([.B10:.CV10])" office:value-type="float" office:value="53.6464646464646" calcext:value-type="float">
            <text:p>53.6464646465</text:p>
          </table:table-cell>
        </table:table-row>
        <table:table-row table:style-name="ro1">
          <table:table-cell/>
          <table:table-cell table:number-columns-repeated="4" office:value-type="float" office:value="42" calcext:value-type="float">
            <text:p>42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8" office:value-type="float" office:value="50" calcext:value-type="float">
            <text:p>50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8" office:value-type="float" office:value="76" calcext:value-type="float">
            <text:p>76</text:p>
          </table:table-cell>
          <table:table-cell table:number-columns-repeated="7" office:value-type="float" office:value="75" calcext:value-type="float">
            <text:p>75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57" calcext:value-type="float">
            <text:p>57</text:p>
          </table:table-cell>
          <table:table-cell/>
          <table:table-cell table:formula="of:=AVERAGE([.B11:.CV11])" office:value-type="float" office:value="53.7070707070707" calcext:value-type="float">
            <text:p>53.7070707071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 office:value-type="float" office:value="42" calcext:value-type="float">
            <text:p>42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8" office:value-type="float" office:value="43" calcext:value-type="float">
            <text:p>43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8" office:value-type="float" office:value="44" calcext:value-type="float">
            <text:p>44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7"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table:formula="of:=AVERAGE([.B12:.CV12])" office:value-type="float" office:value="48.6464646464646" calcext:value-type="float">
            <text:p>48.6464646465</text:p>
          </table:table-cell>
        </table:table-row>
        <table:table-row table:style-name="ro1">
          <table:table-cell/>
          <table:table-cell table:number-columns-repeated="5" office:value-type="float" office:value="85" calcext:value-type="float">
            <text:p>85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8" office:value-type="float" office:value="35" calcext:value-type="float">
            <text:p>35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36" calcext:value-type="float">
            <text:p>36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6" office:value-type="float" office:value="63" calcext:value-type="float">
            <text:p>6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6" office:value-type="float" office:value="54" calcext:value-type="float">
            <text:p>54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4" office:value-type="float" office:value="66" calcext:value-type="float">
            <text:p>66</text:p>
          </table:table-cell>
          <table:table-cell/>
          <table:table-cell table:formula="of:=AVERAGE([.B13:.CV13])" office:value-type="float" office:value="53.6868686868687" calcext:value-type="float">
            <text:p>53.6868686869</text:p>
          </table:table-cell>
        </table:table-row>
        <table:table-row table:style-name="ro1">
          <table:table-cell/>
          <table:table-cell table:number-columns-repeated="4" office:value-type="float" office:value="48" calcext:value-type="float">
            <text:p>48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64" calcext:value-type="float">
            <text:p>64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8" office:value-type="float" office:value="55" calcext:value-type="float">
            <text:p>55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7" office:value-type="float" office:value="83" calcext:value-type="float">
            <text:p>83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VERAGE([.B14:.CV14])" office:value-type="float" office:value="55.5959595959596" calcext:value-type="float">
            <text:p>55.595959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0:57:32.815358236</dc:date>
    <meta:document-statistic meta:table-count="1" meta:cell-count="1400" meta:object-count="0"/>
    <meta:generator>LibreOffice/4.2.6.3$Linux_X86_64 LibreOffice_project/420m0$Build-3</meta:generator>
  </office:meta>
</office:document-meta>
</file>